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Georgia" style:font-name-asian="Times New Roman" style:font-name-complex="Times New Roman" fo:color="#000000" style:letter-kerning="true" fo:font-size="14pt" style:font-size-asian="14pt" style:font-size-complex="14pt" style:language-asian="es" style:country-asian="E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paragraph-properties fo:margin-bottom="0in" style:line-height-at-least="0.1979in" fo:background-color="#1E1E1E"/>
    </style:style>
    <style:style style:name="T5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7" style:parent-style-name="Fuentedepárrafopredeter." style:family="text">
      <style:text-properties style:font-name="Consolas" style:font-name-asian="Times New Roman" style:font-name-complex="Times New Roman" fo:color="#4FC1FF" fo:font-size="10.5pt" style:font-size-asian="10.5pt" style:font-size-complex="10.5pt" style:language-asian="es" style:country-asian="ES"/>
    </style:style>
    <style:style style:name="T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9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1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P12" style:parent-style-name="Normal" style:family="paragraph">
      <style:paragraph-properties fo:margin-bottom="0in" style:line-height-at-least="0.1979in" fo:background-color="#1E1E1E"/>
    </style:style>
    <style:style style:name="T13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1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5" style:parent-style-name="Fuentedepárrafopredeter." style:family="text">
      <style:text-properties style:font-name="Consolas" style:font-name-asian="Times New Roman" style:font-name-complex="Times New Roman" fo:color="#4FC1FF" fo:font-size="10.5pt" style:font-size-asian="10.5pt" style:font-size-complex="10.5pt" style:language-asian="es" style:country-asian="ES"/>
    </style:style>
    <style:style style:name="T1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7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18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19" style:parent-style-name="Fuentedepárrafopredeter.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s" style:country-asian="ES"/>
    </style:style>
    <style:style style:name="P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21" style:parent-style-name="Normal" style:family="paragraph">
      <style:paragraph-properties fo:margin-bottom="0in" style:line-height-at-least="0.1979in" fo:background-color="#1E1E1E"/>
    </style:style>
    <style:style style:name="T22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2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4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2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26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2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28" style:parent-style-name="Normal" style:family="paragraph">
      <style:paragraph-properties fo:margin-bottom="0in" style:line-height-at-least="0.1979in" fo:background-color="#1E1E1E"/>
    </style:style>
    <style:style style:name="T2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0" style:parent-style-name="Fuentedepárrafopredeter.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s" style:country-asian="ES"/>
    </style:style>
    <style:style style:name="T3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2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33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4" style:parent-style-name="Fuentedepárrafopredeter.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s" style:country-asian="ES"/>
    </style:style>
    <style:style style:name="T3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6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3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38" style:parent-style-name="Fuentedepárrafopredeter." style:family="text">
      <style:text-properties style:font-name="Consolas" style:font-name-asian="Times New Roman" style:font-name-complex="Times New Roman" fo:color="#4FC1FF" fo:font-size="10.5pt" style:font-size-asian="10.5pt" style:font-size-complex="10.5pt" style:language-asian="es" style:country-asian="ES"/>
    </style:style>
    <style:style style:name="P39" style:parent-style-name="Normal" style:family="paragraph">
      <style:paragraph-properties fo:margin-bottom="0in" style:line-height-at-least="0.1979in" fo:background-color="#1E1E1E"/>
    </style:style>
    <style:style style:name="T4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1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4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3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T44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5" style:parent-style-name="Fuentedepárrafopredeter." style:family="text">
      <style:text-properties style:font-name="Consolas" style:font-name-asian="Times New Roman" style:font-name-complex="Times New Roman" fo:color="#4FC1FF" fo:font-size="10.5pt" style:font-size-asian="10.5pt" style:font-size-complex="10.5pt" style:language-asian="es" style:country-asian="ES"/>
    </style:style>
    <style:style style:name="T46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47" style:parent-style-name="Fuentedepárrafopredeter.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s" style:country-asian="ES"/>
    </style:style>
    <style:style style:name="P4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49" style:parent-style-name="Normal" style:family="paragraph">
      <style:paragraph-properties fo:margin-bottom="0in" style:line-height-at-least="0.1979in" fo:background-color="#1E1E1E"/>
    </style:style>
    <style:style style:name="T50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1" style:parent-style-name="Fuentedepárrafopredeter.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s" style:country-asian="ES"/>
    </style:style>
    <style:style style:name="T52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3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P54" style:parent-style-name="Normal" style:family="paragraph">
      <style:paragraph-properties fo:margin-bottom="0in" style:line-height-at-least="0.1979in" fo:background-color="#1E1E1E"/>
    </style:style>
    <style:style style:name="T55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6" style:parent-style-name="Fuentedepárrafopredeter.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s" style:country-asian="ES"/>
    </style:style>
    <style:style style:name="T57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58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59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0" style:parent-style-name="Fuentedepárrafopredeter.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s" style:country-asian="ES"/>
    </style:style>
    <style:style style:name="T61" style:parent-style-name="Fuentedepárrafopredeter.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P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s" style:country-asian="ES"/>
    </style:style>
    <style:style style:name="T63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Párrafodelista" style:family="paragraph"/>
    <style:style style:name="T67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6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69" style:parent-style-name="Párrafodelista" style:family="paragraph">
      <style:text-properties style:font-name="Consolas" fo:color="#000000" fo:font-size="11.5pt" style:font-size-asian="11.5pt" style:font-size-complex="11.5pt" fo:background-color="#FFFFFF"/>
    </style:style>
    <style:style style:name="P70" style:parent-style-name="Párrafodelista" style:family="paragraph"/>
    <style:style style:name="T71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72" style:parent-style-name="jspropertycolor" style:family="text">
      <style:text-properties style:font-name="Consolas" fo:color="#000000" fo:font-size="11.5pt" style:font-size-asian="11.5pt" style:font-size-complex="11.5pt" fo:background-color="#FFFFFF"/>
    </style:style>
    <style:style style:name="T73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74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75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76" style:parent-style-name="CódigoHTML" style:family="text">
      <style:text-properties style:font-name="Consolas" style:font-name-asian="Calibri" fo:font-weight="bold" style:font-weight-asian="bold" style:font-weight-complex="bold" fo:color="#DC143C" fo:font-size="12pt" style:font-size-asian="12pt" style:font-size-complex="12pt"/>
    </style:style>
    <style:style style:name="T77" style:parent-style-name="CódigoHTML" style:family="text">
      <style:text-properties style:font-name="Consolas" style:font-name-asian="Calibri" fo:color="#DC143C" fo:font-size="12pt" style:font-size-asian="12pt" style:font-size-complex="12pt"/>
    </style:style>
    <style:style style:name="T78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P79" style:parent-style-name="Normal" style:family="paragraph">
      <style:text-properties style:font-name="Verdana" fo:color="#000000" fo:font-size="11.5pt" style:font-size-asian="11.5pt" style:font-size-complex="11.5pt" fo:background-color="#FFFFFF"/>
    </style:style>
    <style:style style:name="T80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T81" style:parent-style-name="Textoennegrita" style:family="text">
      <style:text-properties style:font-name="Verdana" fo:color="#000000" fo:font-size="11.5pt" style:font-size-asian="11.5pt" style:font-size-complex="11.5pt" fo:background-color="#FFFFFF"/>
    </style:style>
    <style:style style:name="T82" style:parent-style-name="Textoennegrita" style:family="text">
      <style:text-properties style:font-name="Verdana" fo:font-weight="normal" style:font-weight-asian="normal" style:font-weight-complex="normal" fo:color="#000000" fo:font-size="11.5pt" style:font-size-asian="11.5pt" style:font-size-complex="11.5pt" fo:background-color="#FFFFFF"/>
    </style:style>
    <style:style style:name="T83" style:parent-style-name="Textoennegrita" style:family="text">
      <style:text-properties style:font-name="Verdana" fo:color="#000000" fo:font-size="11.5pt" style:font-size-asian="11.5pt" style:font-size-complex="11.5pt" fo:background-color="#FFFFFF"/>
    </style:style>
    <style:style style:name="T84" style:parent-style-name="Hipervínculo" style:family="text">
      <style:text-properties style:font-name="Verdana" fo:font-size="11.5pt" style:font-size-asian="11.5pt" style:font-size-complex="11.5pt" fo:background-color="#FFFFFF"/>
    </style:style>
    <style:style style:name="T85" style:parent-style-name="Fuentedepárrafopredeter." style:family="text">
      <style:text-properties style:font-name="Verdana" fo:color="#000000" fo:font-size="11.5pt" style:font-size-asian="11.5pt" style:font-size-complex="11.5pt" fo:background-color="#FFFFFF"/>
    </style:style>
    <style:style style:name="T86" style:parent-style-name="commentcolor" style:family="text">
      <style:text-properties style:font-name="Consolas" fo:color="#008000" fo:font-size="11.5pt" style:font-size-asian="11.5pt" style:font-size-complex="11.5pt" fo:background-color="#FFFFFF"/>
    </style:style>
    <style:style style:name="T87" style:parent-style-name="Fuentedepárrafopredeter." style:family="text">
      <style:text-properties style:font-name="Consolas" fo:color="#008000" fo:font-size="11.5pt" style:font-size-asian="11.5pt" style:font-size-complex="11.5pt" fo:background-color="#FFFFFF"/>
    </style:style>
    <style:style style:name="T88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89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90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91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92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93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94" style:parent-style-name="commentcolor" style:family="text">
      <style:text-properties style:font-name="Consolas" fo:color="#008000" fo:font-size="11.5pt" style:font-size-asian="11.5pt" style:font-size-complex="11.5pt" fo:background-color="#FFFFFF"/>
    </style:style>
    <style:style style:name="T95" style:parent-style-name="Fuentedepárrafopredeter." style:family="text">
      <style:text-properties style:font-name="Consolas" fo:color="#008000" fo:font-size="11.5pt" style:font-size-asian="11.5pt" style:font-size-complex="11.5pt" fo:background-color="#FFFFFF"/>
    </style:style>
    <style:style style:name="T96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97" style:parent-style-name="jsnumbercolor" style:family="text">
      <style:text-properties style:font-name="Consolas" fo:color="#FF0000" fo:font-size="11.5pt" style:font-size-asian="11.5pt" style:font-size-complex="11.5pt" fo:background-color="#FFFFFF"/>
    </style:style>
    <style:style style:name="T9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99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100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01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10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03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P104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P105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T106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07" style:parent-style-name="Fuentedepárrafopredeter." style:family="text">
      <style:text-properties style:font-name="Consolas" fo:font-weight="bold" style:font-weight-asian="bold" style:font-weight-complex="bold" fo:color="#000000" fo:font-size="11.5pt" style:font-size-asian="11.5pt" style:font-size-complex="11.5pt" fo:background-color="#FFFFFF"/>
    </style:style>
    <style:style style:name="T10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09" style:parent-style-name="jskeywordcolor" style:family="text">
      <style:text-properties style:font-name="Consolas" fo:color="#0000CD" fo:font-size="11.5pt" style:font-size-asian="11.5pt" style:font-size-complex="11.5pt" fo:background-color="#FFFFFF"/>
    </style:style>
    <style:style style:name="T110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1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1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3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114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5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16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7" style:parent-style-name="jsstringcolor" style:family="text">
      <style:text-properties style:font-name="Consolas" fo:color="#A52A2A" fo:font-size="11.5pt" style:font-size-asian="11.5pt" style:font-size-complex="11.5pt" fo:background-color="#FFFFFF"/>
    </style:style>
    <style:style style:name="T11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19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20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21" style:parent-style-name="jsnumbercolor" style:family="text">
      <style:text-properties style:font-name="Consolas" fo:color="#FF0000" fo:font-size="11.5pt" style:font-size-asian="11.5pt" style:font-size-complex="11.5pt" fo:background-color="#FFFFFF"/>
    </style:style>
    <style:style style:name="T122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23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24" style:parent-style-name="Normal" style:family="paragraph">
      <style:text-properties style:font-name="Consolas" fo:color="#FFFFFF" fo:font-size="11.5pt" style:font-size-asian="11.5pt" style:font-size-complex="11.5pt" fo:background-color="#FFFFFF"/>
    </style:style>
    <style:style style:name="T125" style:parent-style-name="jskeywordcolor" style:family="text">
      <style:text-properties style:font-name="Consolas" fo:color="#FFFFFF" fo:font-size="11.5pt" style:font-size-asian="11.5pt" style:font-size-complex="11.5pt" fo:background-color="#FFFFFF"/>
    </style:style>
    <style:style style:name="T126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27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28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29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0" style:parent-style-name="jsstringcolor" style:family="text">
      <style:text-properties style:font-name="Consolas" fo:color="#FFFFFF" fo:font-size="11.5pt" style:font-size-asian="11.5pt" style:font-size-complex="11.5pt" fo:background-color="#FFFFFF"/>
    </style:style>
    <style:style style:name="T131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2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33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4" style:parent-style-name="jsstringcolor" style:family="text">
      <style:text-properties style:font-name="Consolas" fo:color="#FFFFFF" fo:font-size="11.5pt" style:font-size-asian="11.5pt" style:font-size-complex="11.5pt" fo:background-color="#FFFFFF"/>
    </style:style>
    <style:style style:name="T135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6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37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T138" style:parent-style-name="jsnumbercolor" style:family="text">
      <style:text-properties style:font-name="Consolas" fo:color="#FFFFFF" fo:font-size="11.5pt" style:font-size-asian="11.5pt" style:font-size-complex="11.5pt" fo:background-color="#FFFFFF"/>
    </style:style>
    <style:style style:name="T139" style:parent-style-name="Fuentedepárrafopredeter." style:family="text">
      <style:text-properties style:font-name="Consolas" fo:color="#FFFFFF" fo:font-size="11.5pt" style:font-size-asian="11.5pt" style:font-size-complex="11.5pt"/>
    </style:style>
    <style:style style:name="T140" style:parent-style-name="Fuentedepárrafopredeter." style:family="text">
      <style:text-properties style:font-name="Consolas" fo:color="#FFFFFF" fo:font-size="11.5pt" style:font-size-asian="11.5pt" style:font-size-complex="11.5pt" fo:background-color="#FFFFFF"/>
    </style:style>
    <style:style style:name="P141" style:parent-style-name="Normal" style:family="paragraph">
      <style:text-properties style:font-name="Consolas" fo:color="#000000" fo:font-size="11.5pt" style:font-size-asian="11.5pt" style:font-size-complex="11.5pt" fo:background-color="#FFFFFF"/>
    </style:style>
    <style:style style:name="T142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43" style:parent-style-name="Fuentedepárrafopredeter." style:family="text">
      <style:text-properties style:font-name="Consolas" fo:font-weight="bold" style:font-weight-asian="bold" style:font-weight-complex="bold" fo:color="#000000" fo:font-size="11.5pt" style:font-size-asian="11.5pt" style:font-size-complex="11.5pt" fo:background-color="#FFFFFF"/>
    </style:style>
    <style:style style:name="T144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T146" style:parent-style-name="jskeywordcolor" style:family="text">
      <style:text-properties style:font-name="Consolas" fo:font-weight="bold" style:font-weight-asian="bold" style:font-weight-complex="bold" fo:color="#0000CD" fo:font-size="11.5pt" style:font-size-asian="11.5pt" style:font-size-complex="11.5pt" fo:background-color="#FFFFFF"/>
    </style:style>
    <style:style style:name="T147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48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49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0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1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2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3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4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5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6" style:parent-style-name="Fuentedepárrafopredeter." style:family="text">
      <style:text-properties style:font-name="Consolas" fo:color="#000000" fo:font-size="11.5pt" style:font-size-asian="11.5pt" style:font-size-complex="11.5pt"/>
    </style:style>
    <style:style style:name="T157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T158" style:parent-style-name="Fuentedepárrafopredeter." style:family="text">
      <style:text-properties style:font-name="Consolas" fo:color="#000000" fo:font-size="11.5pt" style:font-size-asian="11.5pt" style:font-size-complex="11.5pt" fo:background-color="#FFFFFF"/>
    </style:style>
    <style:style style:name="P159" style:parent-style-name="Normal" style:family="paragraph">
      <style:text-properties style:font-name-complex="Calibri"/>
    </style:style>
    <style:style style:name="P160" style:parent-style-name="Título2" style:family="paragraph">
      <style:paragraph-properties fo:margin-top="0.1041in" fo:margin-bottom="0.1041in" fo:background-color="#FFFFFF"/>
    </style:style>
    <style:style style:name="T161" style:parent-style-name="Fuentedepárrafopredeter.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162" style:parent-style-name="Fuentedepárrafopredeter." style:family="text"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163" style:parent-style-name="Fuentedepárrafopredeter." style:family="text">
      <style:text-properties style:font-name="Calibri" style:font-name-complex="Calibri" fo:color="#000000" fo:font-size="11pt" style:font-size-asian="11pt" style:font-size-complex="11pt"/>
    </style:style>
    <style:style style:name="T164" style:parent-style-name="Fuentedepárrafopredeter." style:family="text">
      <style:text-properties style:font-name-complex="Calibri" fo:font-weight="bold" style:font-weight-asian="bold" style:font-weight-complex="bold" fo:color="#000000"/>
    </style:style>
    <style:style style:name="T165" style:parent-style-name="Fuentedepárrafopredeter." style:family="text">
      <style:text-properties style:font-name-complex="Calibri" fo:font-weight="bold" style:font-weight-asian="bold" style:font-weight-complex="bold" fo:color="#000000"/>
    </style:style>
    <style:style style:name="T166" style:parent-style-name="Fuentedepárrafopredeter." style:family="text">
      <style:text-properties style:font-name-complex="Calibri" fo:color="#000000"/>
    </style:style>
    <style:style style:name="T167" style:parent-style-name="Fuentedepárrafopredeter." style:family="text">
      <style:text-properties style:font-name-complex="Calibri" fo:color="#000000"/>
    </style:style>
    <style:style style:name="T168" style:parent-style-name="Fuentedepárrafopredeter." style:family="text">
      <style:text-properties style:font-name-complex="Calibri" fo:color="#000000"/>
    </style:style>
    <style:style style:name="T169" style:parent-style-name="Fuentedepárrafopredeter." style:family="text">
      <style:text-properties style:font-name-complex="Calibri" fo:color="#000000"/>
    </style:style>
    <style:style style:name="T170" style:parent-style-name="Fuentedepárrafopredeter." style:family="text">
      <style:text-properties style:font-name-complex="Calibri" fo:color="#000000"/>
    </style:style>
    <style:style style:name="T171" style:parent-style-name="Fuentedepárrafopredeter." style:family="text">
      <style:text-properties style:font-name-complex="Calibri" fo:color="#000000"/>
    </style:style>
    <style:style style:name="T172" style:parent-style-name="jskeywordcolor" style:family="text">
      <style:text-properties style:font-name="Consolas" fo:font-size="11.5pt" style:font-size-asian="11.5pt" style:font-size-complex="11.5pt" fo:background-color="#FFFFFF"/>
    </style:style>
    <style:style style:name="T173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P174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5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6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7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8" style:parent-style-name="Normal" style:family="paragraph">
      <style:paragraph-properties fo:margin-left="0.4916in">
        <style:tab-stops/>
      </style:paragraph-properties>
      <style:text-properties style:font-name="Consolas" fo:font-size="11.5pt" style:font-size-asian="11.5pt" style:font-size-complex="11.5pt" fo:background-color="#FFFFFF"/>
    </style:style>
    <style:style style:name="P179" style:parent-style-name="Normal" style:family="paragraph">
      <style:text-properties style:font-name="Consolas" fo:font-size="11.5pt" style:font-size-asian="11.5pt" style:font-size-complex="11.5pt" fo:background-color="#FFFFFF"/>
    </style:style>
    <style:style style:name="T180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1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2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3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4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5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6" style:parent-style-name="Fuentedepárrafopredeter." style:family="text">
      <style:text-properties style:font-name="Consolas" fo:font-size="11.5pt" style:font-size-asian="11.5pt" style:font-size-complex="11.5pt"/>
    </style:style>
    <style:style style:name="T187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88" style:parent-style-name="jsstringcolor" style:family="text">
      <style:text-properties style:font-name="Consolas" fo:font-size="11.5pt" style:font-size-asian="11.5pt" style:font-size-complex="11.5pt" fo:background-color="#FFFFFF"/>
    </style:style>
    <style:style style:name="T189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90" style:parent-style-name="Fuentedepárrafopredeter." style:family="text">
      <style:text-properties style:font-name="Consolas" fo:font-size="11.5pt" style:font-size-asian="11.5pt" style:font-size-complex="11.5pt"/>
    </style:style>
    <style:style style:name="T191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92" style:parent-style-name="jsstringcolor" style:family="text">
      <style:text-properties style:font-name="Consolas" fo:font-size="11.5pt" style:font-size-asian="11.5pt" style:font-size-complex="11.5pt" fo:background-color="#FFFFFF"/>
    </style:style>
    <style:style style:name="T193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94" style:parent-style-name="Fuentedepárrafopredeter." style:family="text">
      <style:text-properties style:font-name="Consolas" fo:font-size="11.5pt" style:font-size-asian="11.5pt" style:font-size-complex="11.5pt"/>
    </style:style>
    <style:style style:name="T195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T196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197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198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199" style:parent-style-name="jsnumbercolor" style:family="text">
      <style:text-properties style:font-name="Consolas" fo:font-size="11.5pt" style:font-size-asian="11.5pt" style:font-size-complex="11.5pt" fo:background-color="#FFFFFF"/>
    </style:style>
    <style:style style:name="T200" style:parent-style-name="Fuentedepárrafopredeter." style:family="text">
      <style:text-properties style:font-name="Consolas" fo:font-size="11.5pt" style:font-size-asian="11.5pt" style:font-size-complex="11.5pt"/>
    </style:style>
    <style:style style:name="T201" style:parent-style-name="Fuentedepárrafopredeter." style:family="text">
      <style:text-properties style:font-name="Consolas" fo:font-size="11.5pt" style:font-size-asian="11.5pt" style:font-size-complex="11.5pt" fo:background-color="#FFFFFF"/>
    </style:style>
    <style:style style:name="P202" style:parent-style-name="Título2" style:family="paragraph">
      <style:paragraph-properties fo:margin-top="0.1041in" fo:margin-bottom="0.1041in" fo:background-color="#FFFFFF"/>
      <style:text-properties style:font-name="Calibri" style:font-name-complex="Calibri" style:use-window-font-color="true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git - la guía sencilla</text:h>
      <text:p text:style-name="Normal"><text:a xlink:href="http://rogerdudler.github.io/git-guide/index.es.html" office:target-frame-name="_top" xlink:show="replace"><text:span text:style-name="Hipervínculo">http://rogerdudler.github.io/git-guide/index.es.html</text:span></text:a></text:p>
      <text:p text:style-name="Normal">-----------------------</text:p>
      <text:p text:style-name="Normal">David Carvajal Garrido <text:s text:c="2"/>- <text:s text:c="2"/>DevIdCarvajal</text:p>
      <text:p text:style-name="Normal">https://github.com/DevIdCarvajal</text:p>
      <text:p text:style-name="Normal">-----------------------</text:p>
      <text:p text:style-name="Normal">para ver ramas y demás, más graficamente</text:p>
      <text:p text:style-name="Normal"><text:a xlink:href="https://www.gitkraken.com/jc" office:target-frame-name="_top" xlink:show="replace"><text:span text:style-name="Hipervínculo">https://www.gitkraken.com/jc</text:span></text:a></text:p>
      <text:p text:style-name="Normal"/>
      <text:p text:style-name="Normal">------------------------------------------------------------------------------------------------------------------------------</text:p>
      <text:p text:style-name="P2">Node</text:p>
      <text:p text:style-name="Normal">Gestor de paquetes</text:p>
      <text:p text:style-name="Normal">Fichero package jason</text:p>
      <text:p text:style-name="Normal"/>
      <text:p text:style-name="Normal">------------------------------------------------------------------------------------------------------------------------------</text:p>
      <text:p text:style-name="Normal"/>
      <text:p text:style-name="P3">TypeScript</text:p>
      <text:p text:style-name="Normal">Código tipado para evitar errores.</text:p>
      <text:p text:style-name="Normal">Typescript es un super set de javascript (super conjunto).<text:s/></text:p>
      <text:p text:style-name="Normal">Los navegadores no lo entiende.<text:s/></text:p>
      <text:p text:style-name="Normal"/>
      <text:p text:style-name="Normal">Typear = meter al código javascript los tipos de datos, como por ejemplo:<text:s/></text:p>
      <text:p text:style-name="P4"><text:span text:style-name="T5">const</text:span><text:span text:style-name="T6"><text:s/></text:span><text:span text:style-name="T7">myName</text:span><text:span text:style-name="T8">:<text:s/></text:span><text:span text:style-name="T9">string</text:span><text:span text:style-name="T10"><text:s/>=<text:s/></text:span><text:span text:style-name="T11">"David"</text:span></text:p>
      <text:p text:style-name="P12"><text:span text:style-name="T13">const</text:span><text:span text:style-name="T14"><text:s/></text:span><text:span text:style-name="T15">myAge</text:span><text:span text:style-name="T16">:<text:s/></text:span><text:span text:style-name="T17">number</text:span><text:span text:style-name="T18"><text:s/>=<text:s/></text:span><text:span text:style-name="T19">34</text:span></text:p>
      <text:p text:style-name="P20"/>
      <text:p text:style-name="P21"><text:span text:style-name="T22">function</text:span><text:span text:style-name="T23"><text:s/></text:span><text:span text:style-name="T24">sayHelloWorld</text:span><text:span text:style-name="T25">():<text:s/></text:span><text:span text:style-name="T26">string</text:span><text:span text:style-name="T27"><text:s/>{</text:span></text:p>
      <text:p text:style-name="P28"><text:span text:style-name="T29">   <text:s/></text:span><text:span text:style-name="T30">let</text:span><text:span text:style-name="T31"><text:s/></text:span><text:span text:style-name="T32">message</text:span><text:span text:style-name="T33">:<text:s/></text:span><text:span text:style-name="T34">string</text:span><text:span text:style-name="T35"><text:s/>=<text:s/></text:span><text:span text:style-name="T36">"Hola Mundo, soy "</text:span><text:span text:style-name="T37"><text:s/>+<text:s/></text:span><text:span text:style-name="T38">myName</text:span></text:p>
      <text:p text:style-name="P39"><text:span text:style-name="T40">   <text:s/></text:span><text:span text:style-name="T41">message</text:span><text:span text:style-name="T42"><text:s/>+=<text:s/></text:span><text:span text:style-name="T43">" y tengo "</text:span><text:span text:style-name="T44"><text:s/>+<text:s/></text:span><text:span text:style-name="T45">myAge</text:span><text:span text:style-name="T46"><text:s/>+<text:s/></text:span><text:span text:style-name="T47">" años"</text:span></text:p>
      <text:p text:style-name="P48"/>
      <text:p text:style-name="P49"><text:span text:style-name="T50">   <text:s/></text:span><text:span text:style-name="T51">return</text:span><text:span text:style-name="T52"><text:s/></text:span><text:span text:style-name="T53">message</text:span></text:p>
      <text:p text:style-name="P54"><text:span text:style-name="T55">   <text:s/></text:span><text:span text:style-name="T56">console</text:span><text:span text:style-name="T57">.</text:span><text:span text:style-name="T58">log</text:span><text:span text:style-name="T59">(</text:span><text:span text:style-name="T60">sayHelloWorld</text:span><text:span text:style-name="T61">())</text:span></text:p>
      <text:p text:style-name="P62">}</text:p>
      <text:p text:style-name="Normal"/>
      <text:p text:style-name="Normal"/>
      <text:soft-page-break/>
      <text:p text:style-name="Normal">Después transpilar o compilar: para compilar instalamos tsc de forma global de la siguiente manera:<text:s/>npm install --global<text:s/>nombreDePaqueteAInstalar<text:s/>o <text:s/></text:p>
      <text:p text:style-name="Normal">npm<text:s/><text:s/>i<text:s/>--g nombreDePaqueteAInstalar</text:p>
      <text:p text:style-name="Normal"><draw:frame draw:style-name="a0" draw:name="Imagen 5" text:anchor-type="as-char" svg:x="0in" svg:y="0in" svg:width="5.79167in" svg:height="0.53125in" style:rel-width="scale" style:rel-height="scale"><draw:image xlink:href="media/image1.png" xlink:type="simple" xlink:show="embed" xlink:actuate="onLoad"/><svg:title/><svg:desc/></draw:frame></text:p>
      <text:p text:style-name="Normal">Puedo lanzar el código por navegador para probarlo con el f12</text:p>
      <text:p text:style-name="Normal">O a través de la terminal, para correr código javasript sin un navegador: con node y el nombre del archivo con su extensión</text:p>
      <text:p text:style-name="Normal"/>
      <text:p text:style-name="Normal"><text:span text:style-name="T63"><draw:frame draw:style-name="a1" draw:name="Imagen 6" text:anchor-type="as-char" svg:x="0in" svg:y="0in" svg:width="1.66667in" svg:height="0.48958in" style:rel-width="scale" style:rel-height="scale"><draw:image xlink:href="media/image2.png" xlink:type="simple" xlink:show="embed" xlink:actuate="onLoad"/><svg:title/><svg:desc/></draw:frame></text:span><text:s/>para …. Typescript???</text:p>
      <text:p text:style-name="Normal"/>
      <text:p text:style-name="Normal"><draw:frame draw:style-name="a2" draw:name="Imagen 7" text:anchor-type="as-char" svg:x="0in" svg:y="0in" svg:width="2.67708in" svg:height="0.42708in" style:rel-width="scale" style:rel-height="scale"><draw:image xlink:href="media/image3.png" xlink:type="simple" xlink:show="embed" xlink:actuate="onLoad"/><svg:title/><svg:desc/></draw:frame><text:s/>para crear el archivo jsconfig.json</text:p>
      <text:p text:style-name="Normal"/>
      <text:p text:style-name="Normal"/>
      <text:p text:style-name="P64">w3schools.com/typescript</text:p>
      <text:p text:style-name="Normal"><text:span text:style-name="T65">Arrays</text:span><text:s/>tienen que ser elementos del mismo tipo:<text:s/></text:p>
      <text:list text:style-name="LFO1" text:continue-numbering="true">
        <text:list-item>
          <text:list>
            <text:list-item>
              <text:p text:style-name="P66"><text:span text:style-name="T67">const</text:span><text:span text:style-name="T68"> names: string[] = [];</text:span></text:p>
            </text:list-item>
          </text:list>
        </text:list-item>
        <text:list-item>
          <text:p text:style-name="P69">y para meter elementos en el array se usa:</text:p>
          <text:list text:continue-numbering="true">
            <text:list-item>
              <text:p text:style-name="P70"><text:span text:style-name="T71">names.</text:span><text:span text:style-name="T72">push</text:span><text:span text:style-name="T73">(</text:span><text:span text:style-name="T74">"Dylan"</text:span><text:span text:style-name="T75">); </text:span></text:p>
            </text:list-item>
          </text:list>
        </text:list-item>
      </text:list>
      <text:p text:style-name="Normal"/>
      <text:p text:style-name="Normal"><text:span text:style-name="T76">any</text:span><text:span text:style-name="T77"><text:s/></text:span><text:span text:style-name="T78">es un tipo que deshabilita la verificación de tipos y permite efectivamente el uso de todos los tipos.</text:span></text:p>
      <text:p text:style-name="P79"/>
      <text:p text:style-name="Normal"><text:span text:style-name="T80">Una </text:span><text:span text:style-name="T81">tupla<text:s/></text:span><text:span text:style-name="T82">es una</text:span><text:span text:style-name="T83"> </text:span><text:a xlink:href="https://www.w3schools.com/js/js_arrays.asp" office:target-frame-name="_blank" xlink:show="new"><text:span text:style-name="T84">matriz</text:span></text:a><text:span text:style-name="T85"> tipada con una longitud y tipos predefinidos para cada índice, en la que se pueden mezclar distintos tipos de elementos (al contrario que un array)<text:s/></text:span></text:p>
      <text:p text:style-name="Normal"><text:span text:style-name="T86">// define our tuple</text:span><text:span text:style-name="T87"><text:line-break/></text:span><text:span text:style-name="T88">let</text:span><text:span text:style-name="T89"> ourTuple: [number, </text:span><text:span text:style-name="T90">boolean</text:span><text:span text:style-name="T91">, string];</text:span><text:span text:style-name="T92"><text:line-break/></text:span><text:span text:style-name="T93"><text:line-break/></text:span><text:span text:style-name="T94">// initialize correctly</text:span><text:span text:style-name="T95"><text:line-break/></text:span><text:span text:style-name="T96">ourTuple = [</text:span><text:span text:style-name="T97">5</text:span><text:span text:style-name="T98">, </text:span><text:span text:style-name="T99">false</text:span><text:span text:style-name="T100">, </text:span><text:span text:style-name="T101">'Coding God was here'</text:span><text:span text:style-name="T102">];</text:span></text:p>
      <text:p text:style-name="P103"/>
      <text:p text:style-name="P104"/>
      <text:p text:style-name="P105"/>
      <text:p text:style-name="Normal"><text:span text:style-name="T106">Los<text:s/></text:span><text:span text:style-name="T107">objetos</text:span><text:span text:style-name="T108"><text:s/>también hay que tiparlos</text:span></text:p>
      <text:p text:style-name="Normal"><text:span text:style-name="T109">const</text:span><text:span text:style-name="T110"> car: { type: string, model: string, year: number } = {</text:span><text:span text:style-name="T111"><text:line-break/></text:span><text:span text:style-name="T112">  type: </text:span><text:span text:style-name="T113">"Toyota"</text:span><text:span text:style-name="T114">,</text:span><text:span text:style-name="T115"><text:line-break/></text:span><text:span text:style-name="T116">  model: </text:span><text:span text:style-name="T117">"Corolla"</text:span><text:span text:style-name="T118">,</text:span><text:span text:style-name="T119"><text:line-break/></text:span><text:span text:style-name="T120">  year: </text:span><text:span text:style-name="T121">2009</text:span><text:span text:style-name="T122"><text:line-break/></text:span><text:span text:style-name="T123">};</text:span></text:p>
      <text:p text:style-name="P124">es lo mismo que hacerlo en 2 pasos:<text:s/></text:p>
      <text:p text:style-name="Normal"><text:span text:style-name="T125">let</text:span><text:span text:style-name="T126"> car: { type: string, model: string, year: number }</text:span></text:p>
      <text:p text:style-name="Normal"><text:span text:style-name="T127">car = {</text:span><text:span text:style-name="T128"><text:line-break/></text:span><text:span text:style-name="T129">  type: </text:span><text:span text:style-name="T130">"Toyota"</text:span><text:span text:style-name="T131">,</text:span><text:span text:style-name="T132"><text:line-break/></text:span><text:span text:style-name="T133">  model: </text:span><text:span text:style-name="T134">"Corolla"</text:span><text:span text:style-name="T135">,</text:span><text:span text:style-name="T136"><text:line-break/></text:span><text:span text:style-name="T137">  year: </text:span><text:span text:style-name="T138">2009</text:span><text:span text:style-name="T139"><text:line-break/></text:span><text:span text:style-name="T140">};</text:span></text:p>
      <text:p text:style-name="P141"/>
      <text:p text:style-name="Normal"><text:span text:style-name="T142">** year</text:span><text:span text:style-name="T143">?</text:span><text:span text:style-name="T144">: number <text:s text:c="2"/>- si le añades una ? quiere decir que este elemento es opcional de ser recibido, si no nos lo dan no pasaría nada, nos dejaría igual</text:span></text:p>
      <text:p text:style-name="Normal"/>
      <text:p text:style-name="P145">Enum<text:s/></text:p>
      <text:p text:style-name="Normal"><text:span text:style-name="T146">enum</text:span><text:span text:style-name="T147"> CardinalDirections {</text:span><text:span text:style-name="T148"><text:line-break/></text:span><text:span text:style-name="T149">  North,</text:span><text:span text:style-name="T150"><text:line-break/></text:span><text:span text:style-name="T151">  East,</text:span><text:span text:style-name="T152"><text:line-break/></text:span><text:span text:style-name="T153">  South,</text:span><text:span text:style-name="T154"><text:line-break/></text:span><text:span text:style-name="T155">  West</text:span><text:span text:style-name="T156"><text:line-break/></text:span><text:span text:style-name="T157">}</text:span></text:p>
      <text:p text:style-name="Normal"><text:span text:style-name="T158">let direction: CardinalDirections = CardinalDirections.North</text:span></text:p>
      <text:p text:style-name="Normal"/>
      <text:p text:style-name="P159"/>
      <text:h text:style-name="P160" text:outline-level="2"><text:span text:style-name="T161">Aliases</text:span><text:span text:style-name="T162"><text:s/>–<text:s/></text:span><text:span text:style-name="T163">a un tipo que ya existe le podemos añadir otro nombre para poder usar este nuevo nombre, y también el antiguo. No lo usa mucho el</text:span></text:h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164">Interfaces</text:span><text:span text:style-name="T165"><text:s text:c="2"/></text:span><text:span text:style-name="T166">- es para definir el<text:s/></text:span><text:span text:style-name="T167">esquema, es como decir que cosas van a tener los objetos de esta interface<text:s/></text:span><text:span text:style-name="T168">concepto ge</text:span><text:span text:style-name="T169">n</text:span><text:span text:style-name="T170">érico</text:span><text:span text:style-name="T171">. La interface te impone el tipado(lo que te devuelve), pero no lo que tienen que hacer las funciones que vayan dentro.</text:span></text:p>
      <text:p text:style-name="Normal"><text:span text:style-name="T172">interface</text:span><text:span text:style-name="T173"> Icar: {<text:s/></text:span></text:p>
      <text:p text:style-name="P174">type: string,<text:s/></text:p>
      <text:p text:style-name="P175">model: string,<text:s/></text:p>
      <text:p text:style-name="P176">year?: number,</text:p>
      <text:p text:style-name="P177">run: () =&gt; void,</text:p>
      <text:p text:style-name="P178">runVel: () =&gt; number</text:p>
      <text:p text:style-name="P179">}</text:p>
      <text:p text:style-name="Normal"><text:span text:style-name="T180">Const myC</text:span><text:span text:style-name="T181">ar</text:span><text:span text:style-name="T182">:</text:span><text:span text:style-name="T183"><text:s/></text:span><text:span text:style-name="T184">Icar<text:s/></text:span><text:span text:style-name="T185">{</text:span><text:span text:style-name="T186"><text:line-break/></text:span><text:span text:style-name="T187">  type: </text:span><text:span text:style-name="T188">"Toyota"</text:span><text:span text:style-name="T189">,</text:span><text:span text:style-name="T190"><text:line-break/></text:span><text:span text:style-name="T191">  model: </text:span><text:span text:style-name="T192">"Corolla"</text:span><text:span text:style-name="T193">,</text:span><text:span text:style-name="T194"><text:line-break/></text:span><text:span text:style-name="T195">  year: </text:span><text:span text:style-name="T196">2009</text:span><text:span text:style-name="T197">,</text:span></text:p>
      <text:p text:style-name="Normal"><text:span text:style-name="T198"><text:s text:c="2"/>run: () =&gt; console.log(“brumm, brumm”),</text:span></text:p>
      <text:p text:style-name="Normal"><text:span text:style-name="T199"><text:s text:c="2"/>runVel: () =&gt; haríamos una función que tenga un return y nos devuelva un numero!</text:span><text:span text:style-name="T200"><text:line-break/></text:span><text:span text:style-name="T201">};</text:span></text:p>
      <text:h text:style-name="P202" text:outline-level="2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jskeywordcolor" style:display-name="jskeywordcolor" style:family="text" style:parent-style-name="Fuentedepárrafopredeter."/>
    <style:style style:name="jspropertycolor" style:display-name="jspropertycolor" style:family="text" style:parent-style-name="Fuentedepárrafopredeter."/>
    <style:style style:name="jsstringcolor" style:display-name="jsstringcolo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ommentcolor" style:display-name="commentcolor" style:family="text" style:parent-style-name="Fuentedepárrafopredeter."/>
    <style:style style:name="jsnumbercolor" style:display-name="jsnumbercolor" style:family="text" style:parent-style-name="Fuentedepárrafopredeter.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quipo 11</meta:initial-creator>
    <dc:creator>Equipo 11</dc:creator>
    <meta:creation-date>2023-03-29T16:23:00Z</meta:creation-date>
    <dc:date>2023-03-29T18:22:00Z</dc:date>
    <meta:template xlink:href="Normal" xlink:type="simple"/>
    <meta:editing-cycles>1</meta:editing-cycles>
    <meta:editing-duration>PT7140S</meta:editing-duration>
    <meta:document-statistic meta:page-count="4" meta:paragraph-count="7" meta:word-count="543" meta:character-count="3527" meta:row-count="24" meta:non-whitespace-character-count="2991"/>
  </office:meta>
</office:document-meta>
</file>